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Segoe UI" svg:font-family="'Segoe U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2" style:family="paragraph" style:parent-style-name="Standard">
      <style:paragraph-properties loext:contextual-spacing="false" fo:margin-top="0cm" fo:margin-bottom="0.353cm" fo:line-height="100%" fo:text-align="justify" style:justify-single-word="false"/>
    </style:style>
    <style:style style:name="P3" style:family="paragraph" style:parent-style-name="Standard">
      <style:paragraph-properties loext:contextual-spacing="false" fo:margin-left="1.27cm" fo:margin-right="0cm" fo:margin-top="0cm" fo:margin-bottom="0.353cm" fo:line-height="100%" fo:text-align="justify" style:justify-single-word="false" fo:text-indent="0cm" style:auto-text-indent="false"/>
    </style:style>
    <style:style style:name="P4" style:family="paragraph" style:parent-style-name="Standard" style:master-page-name="Standard">
      <style:paragraph-properties loext:contextual-spacing="false" fo:margin-top="0cm" fo:margin-bottom="0cm" fo:line-height="100%" fo:text-align="center" style:justify-single-word="false" style:page-number="1"/>
    </style:style>
    <style:style style:name="P5" style:family="paragraph" style:parent-style-name="Standard" style:list-style-name="WWNum1">
      <style:paragraph-properties loext:contextual-spacing="false" fo:margin-left="1.27cm" fo:margin-right="0cm" fo:margin-top="0cm" fo:margin-bottom="0.353cm" fo:line-height="100%" fo:text-align="justify" style:justify-single-word="false" fo:text-indent="-0.635cm" style:auto-text-indent="false"/>
    </style:style>
    <style:style style:name="P6" style:family="paragraph" style:parent-style-name="Standard">
      <style:paragraph-properties loext:contextual-spacing="false" fo:margin-top="0cm" fo:margin-bottom="0.353cm" fo:line-height="100%" fo:text-align="justify" style:justify-single-word="false"/>
    </style:style>
    <style:style style:name="P7" style:family="paragraph" style:parent-style-name="Text_20_body">
      <style:paragraph-properties loext:contextual-spacing="false" fo:margin-top="0cm" fo:margin-bottom="0.353cm" fo:line-height="100%" fo:text-align="justify" style:justify-single-word="false"/>
    </style:style>
    <style:style style:name="P8" style:family="paragraph" style:parent-style-name="Text_20_body">
      <style:paragraph-properties fo:margin-top="0cm" fo:margin-bottom="0.353cm" fo:line-height="138%" fo:text-align="justify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.353cm" fo:line-height="138%" fo:text-align="justify" style:justify-single-word="false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Oneshot][Comedy]</text:p>
      <text:p text:style-name="P1">Regaty Przyjaźni</text:p>
      <text:p text:style-name="P1">Autor: Rarity</text:p>
      <text:p text:style-name="P1">Autorka recenzji: Cahan</text:p>
      <text:p text:style-name="P2"/>
      <text:p text:style-name="P7"><text:bookmark text:name="docs-internal-guid-02618f9e-7fff-ea4d-fcb7-2f0b4b60b7d2"/><text:span text:style-name="T2">Regaty Przyjaźni to fanfik autorstwa Rarity, który został napisany na drugą edycję Gandziowego Konkursu Literackiego. Nie zajął miejsca na szczycie podium tylko z jednego powodu – został opublikowany już po terminie. Jury oceniło go wysoko i się mu nie dziwię, bo na ich miejscu zrobiłabym to samo. To po prostu świetna komedyjka.</text:span></text:p>
      <text:p text:style-name="P8">Fabuła jest prosta i stanowi raczej pretekst do ukazania wielu zabawnych scen. Ot, Twilight Sparkle w ramach zaliczenia urządzaregaty. Podzieleni w pary uczniowie muszą ścigać się po morzu przez parę dni na własnoręcznie zbudowanych łodziach. Oprócz nich płyną też Królewskie Siostry, Starlight z Trixie oraz Mane 6 w towarzystwie hipogryfów i Ember.</text:p>
      <text:p text:style-name="P8">Uwielbiam kreację postaci w tym fanfiku – serialowi bohaterowie są wręcz idealnie oddani, poza Ceśką i Lulu, które przybrały tu raczej swoje fandomowe twarze. Generalnie jeśli ktoś lubi opowiadania, które mogłyby być jednym z odcinków, to zdecydowanie polecam mu przeczytać Regaty Przyjaźni, bowiem idealnie spełniają ten warunek.</text:p>
      <text:p text:style-name="P8">Humor również jest mocną stroną tej historyjki. Wiele razy uśmiechnęłam się pod wąsem podczas lektury. Parę razy nawet się zaśmiałam – osobiście najbardziej podobała mi się pływająca wersja Świadków Jehowy. W tym wszystkim najlepsze jest chyba to, że większość żartów idealnie pasuje do fabuły i jest czymś więcej niż krótkim, rzuconym byle jak dowcipem. Dzięki temu całość wiele zyskuje.</text:p>
      <text:p text:style-name="P8">Jeśli chodzi o stronę techniczną, to jest idealnie. Nie powinno to dziwić nikogo, kto zna Rarity. Ta kobieta to gramatyczna nazistka. W dodatku posługuje się ładnym stylem i potrafi pisać. Po prostu nie ma się do czego przyczepić.</text:p>
      <text:p text:style-name="P8">Może i cała ta recenzja brzmi jak jedna wielka laurka, ale prawda jest taka, że Regaty Przyjaźni są świetnym fanfikiem. Nie powiem, by były wybitne, bo to tylko komedyjka, o której szybko się zapomni. Jednak wybija się na tle podobnych opowiadań swoją jakością. Chociażby tym, jaki research zrobiła Rarity, pisząc o żeglarstwie morskim. W dodatku całość podała tak, by zrozumiał to równie wielki laik jak ona.</text:p>
      <text:p text:style-name="P8">Komu polecam Regaty Przyjaźni? Chyba każdemu, kto ma trochę czasu i lubi serialowe klimaty oraz komedyjki. Co prawda opowiadanie liczy dwadzieścia dwie strony, czyli całkiem sporo jak na oneshota, ale czyta się je błyskawicznie. Także wbijajcie na forum, czytajcie fika i nie zapomnijcie go skomentować!</text:p>
      <text:p text:style-name="Text_20_body"/>
      <text:p text:style-name="P8">Obrazki:</text:p>
      <text:p text:style-name="P9"><text:a xlink:type="simple" xlink:href="https://glimglamandpals.tumblr.com/image/158130981890" text:style-name="Internet_20_link" text:visited-style-name="Visited_20_Internet_20_Link"><text:span text:style-name="T2">https://glimglamandpals.tumblr.com/image/158130981890</text:span></text:a></text:p>
      <text:p text:style-name="P9"><text:soft-page-break/><text:a xlink:type="simple" xlink:href="https://www.deviantart.com/alasou/art/Age-spell-PIRATES-363177275" text:style-name="Internet_20_link" text:visited-style-name="Visited_20_Internet_20_Link"><text:span text:style-name="T2">https://www.deviantart.com/alasou/art/Age-spell-PIRATES-363177275</text:span></text:a></text:p>
      <text:p text:style-name="P8">https://derpicdn.net/img/2018/4/1/1696210/full.png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Segoe UI" svg:font-family="'Segoe U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PL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true" fo:margin-top="0cm" fo:margin-bottom="0cm"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document-statistic meta:table-count="0" meta:image-count="0" meta:object-count="0" meta:page-count="2" meta:paragraph-count="15" meta:word-count="371" meta:character-count="2585"/>
    <dc:date>2018-12-17T20:46:22.04</dc:date>
    <dc:creator>Michał </dc:creator>
    <meta:editing-duration>PT1M35S</meta:editing-duration>
    <meta:editing-cycles>1</meta:editing-cycles>
  </office:meta>
</office:document-meta>
</file>